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Web" svg:font-family="LatoWeb, 'Helvetica Neue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9ed7" officeooo:paragraph-rsid="001c9ed7"/>
    </style:style>
    <style:style style:name="P2" style:family="paragraph" style:parent-style-name="Standard">
      <style:text-properties officeooo:paragraph-rsid="001c9ed7"/>
    </style:style>
    <style:style style:name="P3" style:family="paragraph" style:parent-style-name="Standard">
      <style:text-properties officeooo:rsid="001e95f0" officeooo:paragraph-rsid="001e95f0"/>
    </style:style>
    <style:style style:name="P4" style:family="paragraph" style:parent-style-name="Standard">
      <style:text-properties fo:font-weight="normal" officeooo:rsid="00210d3c" officeooo:paragraph-rsid="00210d3c" style:font-weight-asian="normal" style:font-weight-complex="normal"/>
    </style:style>
    <style:style style:name="P5" style:family="paragraph" style:parent-style-name="Standard">
      <style:text-properties fo:font-weight="normal" officeooo:rsid="00215cc7" officeooo:paragraph-rsid="0022932e" style:font-weight-asian="normal" style:font-weight-complex="normal"/>
    </style:style>
    <style:style style:name="P6" style:family="paragraph" style:parent-style-name="Standard">
      <style:text-properties fo:font-variant="normal" fo:text-transform="none" fo:color="#2d3b45" style:font-name="LatoWeb" fo:font-size="12pt" fo:letter-spacing="normal" fo:font-style="normal" fo:font-weight="normal" officeooo:paragraph-rsid="001c9ed7"/>
    </style:style>
    <style:style style:name="P7" style:family="paragraph" style:parent-style-name="Standard">
      <style:text-properties fo:font-variant="normal" fo:text-transform="none" fo:color="#2d3b45" style:font-name="LatoWeb" fo:font-size="12pt" fo:letter-spacing="normal" fo:font-style="normal" fo:font-weight="normal" officeooo:rsid="001e95f0" officeooo:paragraph-rsid="001e95f0"/>
    </style:style>
    <style:style style:name="P8" style:family="paragraph" style:parent-style-name="Standard">
      <style:text-properties fo:font-variant="normal" fo:text-transform="none" fo:color="#2d3b45" style:font-name="LatoWeb" fo:font-size="12pt" fo:letter-spacing="normal" fo:font-style="normal" fo:font-weight="normal" officeooo:rsid="001e95f0" officeooo:paragraph-rsid="00210d3c"/>
    </style:style>
    <style:style style:name="P9" style:family="paragraph" style:parent-style-name="Standard">
      <style:text-properties fo:font-variant="normal" fo:text-transform="none" fo:color="#2d3b45" style:font-name="LatoWeb" fo:font-size="12pt" fo:letter-spacing="normal" fo:font-style="normal" fo:font-weight="normal" officeooo:rsid="00205d15" officeooo:paragraph-rsid="001e95f0"/>
    </style:style>
    <style:style style:name="P10" style:family="paragraph" style:parent-style-name="Standard">
      <style:text-properties fo:font-variant="normal" fo:text-transform="none" fo:color="#2d3b45" style:font-name="LatoWeb" fo:font-size="12pt" fo:letter-spacing="normal" fo:font-style="normal" fo:font-weight="normal" officeooo:rsid="00205d15" officeooo:paragraph-rsid="00205d15"/>
    </style:style>
    <style:style style:name="P11" style:family="paragraph" style:parent-style-name="Standard">
      <style:text-properties fo:font-variant="normal" fo:text-transform="none" fo:color="#2d3b45" style:font-name="LatoWeb" fo:font-size="12pt" fo:letter-spacing="normal" fo:font-style="normal" fo:font-weight="normal" officeooo:rsid="00210d3c" officeooo:paragraph-rsid="00210d3c" style:font-weight-asian="normal" style:font-weight-complex="normal"/>
    </style:style>
    <style:style style:name="P12" style:family="paragraph" style:parent-style-name="Standard">
      <style:text-properties fo:font-variant="normal" fo:text-transform="none" fo:color="#2d3b45" style:font-name="LatoWeb" fo:font-size="12pt" fo:letter-spacing="normal" fo:font-style="normal" fo:font-weight="normal" officeooo:rsid="001e95f0" officeooo:paragraph-rsid="00210d3c" style:font-weight-asian="normal" style:font-weight-complex="normal"/>
    </style:style>
    <style:style style:name="P13" style:family="paragraph" style:parent-style-name="Standard">
      <style:text-properties fo:font-variant="normal" fo:text-transform="none" fo:color="#2d3b45" style:font-name="LatoWeb" fo:font-size="12pt" fo:letter-spacing="normal" fo:font-style="normal" fo:font-weight="normal" officeooo:rsid="00215cc7" officeooo:paragraph-rsid="00210d3c" style:font-weight-asian="normal" style:font-weight-complex="normal"/>
    </style:style>
    <style:style style:name="P14" style:family="paragraph" style:parent-style-name="Standard">
      <style:text-properties fo:font-variant="normal" fo:text-transform="none" fo:color="#2d3b45" style:font-name="LatoWeb" fo:font-size="12pt" fo:letter-spacing="normal" fo:font-style="normal" fo:font-weight="normal" officeooo:rsid="00215cc7" officeooo:paragraph-rsid="00215cc7" style:font-weight-asian="normal" style:font-weight-complex="normal"/>
    </style:style>
    <style:style style:name="P15" style:family="paragraph" style:parent-style-name="Standard">
      <style:text-properties fo:font-variant="normal" fo:text-transform="none" fo:color="#2d3b45" style:font-name="LatoWeb" fo:font-size="12pt" fo:letter-spacing="normal" fo:font-style="normal" fo:font-weight="normal" officeooo:rsid="0022932e" officeooo:paragraph-rsid="0022932e" style:font-weight-asian="normal" style:font-weight-complex="normal"/>
    </style:style>
    <style:style style:name="P16" style:family="paragraph" style:parent-style-name="Standard">
      <style:text-properties fo:font-variant="normal" fo:text-transform="none" fo:color="#2d3b45" style:font-name="LatoWeb" fo:font-size="12pt" fo:letter-spacing="normal" fo:font-style="normal" fo:font-weight="normal" officeooo:rsid="0022932e" officeooo:paragraph-rsid="00232981" style:font-weight-asian="normal" style:font-weight-complex="normal"/>
    </style:style>
    <style:style style:name="P17" style:family="paragraph" style:parent-style-name="Standard">
      <style:text-properties fo:font-variant="normal" fo:text-transform="none" fo:color="#2d3b45" style:font-name="LatoWeb" fo:font-size="12pt" fo:letter-spacing="normal" fo:font-style="normal" fo:font-weight="bold" officeooo:rsid="00210d3c" officeooo:paragraph-rsid="00205d15" style:font-weight-asian="bold" style:font-weight-complex="bold"/>
    </style:style>
    <style:style style:name="T1" style:family="text">
      <style:text-properties officeooo:rsid="001c9ed7"/>
    </style:style>
    <style:style style:name="T2" style:family="text">
      <style:text-properties fo:font-variant="normal" fo:text-transform="none" fo:color="#2d3b45" style:font-name="LatoWeb" fo:font-size="12pt" fo:letter-spacing="normal" fo:font-style="normal"/>
    </style:style>
    <style:style style:name="T3" style:family="text">
      <style:text-properties fo:font-variant="normal" fo:text-transform="none" fo:color="#2d3b45" style:font-name="LatoWeb" fo:font-size="12pt" fo:letter-spacing="normal" fo:font-style="normal" fo:font-weight="normal"/>
    </style:style>
    <style:style style:name="T4" style:family="text">
      <style:text-properties fo:font-variant="normal" fo:text-transform="none" fo:color="#2d3b45" style:font-name="LatoWeb" fo:font-size="12pt" fo:letter-spacing="normal" fo:font-style="normal" fo:font-weight="normal" officeooo:rsid="001e95f0"/>
    </style:style>
    <style:style style:name="T5" style:family="text">
      <style:text-properties fo:font-variant="normal" fo:text-transform="none" fo:color="#2d3b45" style:font-name="LatoWeb" fo:font-size="12pt" fo:letter-spacing="normal" fo:font-style="normal" fo:font-weight="normal" officeooo:rsid="00205d15"/>
    </style:style>
    <style:style style:name="T6" style:family="text">
      <style:text-properties fo:font-variant="normal" fo:text-transform="none" fo:color="#2d3b45" style:font-name="LatoWeb" fo:font-size="12pt" fo:letter-spacing="normal" fo:font-style="normal" officeooo:rsid="00215cc7"/>
    </style:style>
    <style:style style:name="T7" style:family="text">
      <style:text-properties fo:font-variant="normal" fo:text-transform="none" fo:color="#2d3b45" style:font-name="LatoWeb" fo:font-size="12pt" fo:letter-spacing="normal" fo:font-style="normal" officeooo:rsid="0022932e"/>
    </style:style>
    <style:style style:name="T8" style:family="text">
      <style:text-properties officeooo:rsid="0023298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zalee McAlpine</text:p>
      <text:p text:style-name="P1"/>
      <text:p text:style-name="P1">Maximum value of Contiguous Subsequence</text:p>
      <text:p text:style-name="P1">1. M(j): max sum over all windows ending at j</text:p>
      <text:p text:style-name="P1">2. M(j) = max{M(j=1)+A[j], A[j]}</text:p>
      <text:p text:style-name="P2"><text:span text:style-name="T1">3. Max </text:span><text:span text:style-name="T3">(M(i)) for i in [1..</text:span><text:span text:style-name="T4">L</text:span><text:span text:style-name="T3">]</text:span></text:p>
      <text:p text:style-name="P6"/>
      <text:p text:style-name="P7">Making Change</text:p>
      <text:p text:style-name="P7">1. M(j): minimum number of coins required to make change of money j.</text:p>
      <text:p text:style-name="P7">2. M(j) = min {M(j-vi)} + 1</text:p>
      <text:p text:style-name="P7">3. M(j)</text:p>
      <text:p text:style-name="P7"/>
      <text:p text:style-name="P7">Longest Increasing Subsequence</text:p>
      <text:p text:style-name="P7">1. L(j) longest strictly increasing subsequence ending at position j</text:p>
      <text:p text:style-name="P7">2. L(j) = Max, i &lt; j, A[i] &lt; A[j] for {L(i)} + 1</text:p>
      <text:p text:style-name="P7">3. max{L(j)}</text:p>
      <text:p text:style-name="P7"/>
      <text:p text:style-name="P7"/>
      <text:p text:style-name="P7">Balanced Partition</text:p>
      <text:p text:style-name="P3"><text:span text:style-name="T3">1. </text:span><text:span text:style-name="T5">P(i, J) = 1 if some subset of A1 to Ai has a sum of j. Else its zero. I can run from <text:tab/>1 to n and j can run 0 to n*k</text:span></text:p>
      <text:p text:style-name="P3"><text:span text:style-name="T3">2. </text:span><text:span text:style-name="T5">P(i, j) = max{P(i-1, j), P(i-1, j-Ai)}</text:span></text:p>
      <text:p text:style-name="P3"><text:span text:style-name="T3">3. </text:span><text:span text:style-name="T5">S = (summation of all Ai) /2</text:span></text:p>
      <text:p text:style-name="P9"/>
      <text:p text:style-name="P10">Box Stacking</text:p>
      <text:p text:style-name="P10">1. H(j): tallest stack of boxes with box j on top</text:p>
      <text:p text:style-name="P10">2. H(j) = if i&lt;j, wi&gt;wj, di&gt;dj max{H(i)} +h(j)</text:p>
      <text:p text:style-name="P10">3. max{H(j)}</text:p>
      <text:p text:style-name="P17"/>
      <text:p text:style-name="P11">Building Bridges</text:p>
      <text:p text:style-name="P11">1. X(i): index of corresponding city on northern bank</text:p>
      <text:p text:style-name="P8">2. L(j) = Max, i &lt; j, A[i] &lt; A[j] for {L(i)} + 1</text:p>
      <text:p text:style-name="P12">3. max{L(j)}</text:p>
      <text:p text:style-name="P12"/>
      <text:p text:style-name="P4"><text:span text:style-name="T2">Integer </text:span><text:span text:style-name="T6">0/1 </text:span><text:span text:style-name="T2">Knapsack Problem</text:span></text:p>
      <text:p text:style-name="P11">1. M(i, j) : optimal value for filling exactly a capacity j knapsack with some subset <text:tab/>of items 1...i</text:p>
      <text:p text:style-name="P4"><text:span text:style-name="T2">2. </text:span><text:span text:style-name="T6">M(i, j) = max{M(i-1, j), M(i-1, j-si) + vi}</text:span></text:p>
      <text:p text:style-name="P4"><text:span text:style-name="T2">3. </text:span><text:span text:style-name="T6">max {M(n, j)}</text:span></text:p>
      <text:p text:style-name="P13"/>
      <text:p text:style-name="P14">Edit Distance</text:p>
      <text:p text:style-name="P14">1. T(i,j): minimum cost to transform A[i...j] into B[1...j]</text:p>
      <text:p text:style-name="P14">2. T(i, j) = min Cd + T(i-1, j)</text:p>
      <text:p text:style-name="P14"><text:tab/><text:tab/>min T(i, j-1) + Ci</text:p>
      <text:p text:style-name="P14"><text:tab/><text:tab/> if A[i} = B[j] <text:s/>min T(i-1, j-1) </text:p>
      <text:p text:style-name="P14"><text:tab/><text:tab/>if A[i} != B[j] <text:s/>min T(i-1, j-1) +Cr<text:tab/></text:p>
      <text:p text:style-name="P14">3. T(i, j)</text:p>
      <text:p text:style-name="P14"/>
      <text:p text:style-name="P14"><text:soft-page-break/>Counting Boolean Parenthesizations</text:p>
      <text:p text:style-name="P14">1. T(i, j) : number of ways to parenthesize symbols I...j such that this <text:tab/>subexpression evaluates to true.</text:p>
      <text:p text:style-name="P14"><text:tab/>F(i, j) : number of ways to parenthesize symbols I...j such that this <text:tab/>subexpression evaluates to false.</text:p>
      <text:p text:style-name="P5"><text:span text:style-name="T2">2. T(i, j) = </text:span><text:span text:style-name="T7">i&lt;=k&lt;=j-1 Summation</text:span></text:p>
      <text:p text:style-name="P15"><text:tab/><text:tab/><text:tab/><text:tab/>T(i, k) T(k+1, j)</text:p>
      <text:p text:style-name="P15"><text:tab/><text:tab/><text:tab/><text:tab/>total(i,k) total(k+1,j) – F(i,k)F(k+1,j)</text:p>
      <text:p text:style-name="P15"><text:tab/><text:tab/><text:tab/><text:tab/>T(i,k)F(k+1,j) + F(i,k)T(k+1, j)</text:p>
      <text:p text:style-name="P15">3. T(1,n)</text:p>
      <text:p text:style-name="P15"/>
      <text:p text:style-name="P15">Optimal strategy for a game</text:p>
      <text:p text:style-name="P15">1. V(i,j) max value we can definitely win if its our turn and only coins vi...vj remain</text:p>
      <text:p text:style-name="P16">2. V(i,j) = max{min { v(i+1, j-1), v(i+2, j)}+vi <text:s text:c="2"/>, <text:s/>min { v(i, j-<text:span text:style-name="T8">2</text:span>), v(i+<text:span text:style-name="T8">1</text:span>, j-<text:span text:style-name="T8">1</text:span>)}+v<text:span text:style-name="T8">j</text:span>}</text:p>
      <text:p text:style-name="P15">3. <text:span text:style-name="T8">Max(min(v)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Web" svg:font-family="LatoWeb, 'Helvetica Neue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7T21:44:09.385898673</meta:creation-date>
    <dc:date>2018-04-17T22:50:22.631324082</dc:date>
    <meta:editing-duration>PT12M38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2" meta:paragraph-count="48" meta:word-count="362" meta:character-count="1889" meta:non-whitespace-character-count="1543"/>
  </office:meta>
</office:document-meta>
</file>